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86pt"/>
    </style:style>
    <style:style style:name="co4" style:family="table-column">
      <style:table-column-properties fo:break-before="auto" style:column-width="71.86pt"/>
    </style:style>
    <style:style style:name="co5" style:family="table-column">
      <style:table-column-properties fo:break-before="auto" style:column-width="57.94pt"/>
    </style:style>
    <style:style style:name="co6" style:family="table-column">
      <style:table-column-properties fo:break-before="auto" style:column-width="11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ck 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prediv</text:p>
          </table:table-cell>
          <table:table-cell office:value-type="string" calcext:value-type="string">
            <text:p>pll multiply</text:p>
          </table:table-cell>
          <table:table-cell office:value-type="string" calcext:value-type="string">
            <text:p>Tick Rate</text:p>
          </table:table-cell>
          <table:table-cell office:value-type="string" calcext:value-type="string">
            <text:p>Ticks counter</text:p>
          </table:table-cell>
          <table:table-cell office:value-type="string" calcext:value-type="string">
            <text:p>output HZ</text:p>
          </table:table-cell>
          <table:table-cell office:value-type="string" calcext:value-type="string">
            <text:p>Filter over #samples</text:p>
          </table:table-cell>
          <table:table-cell office:value-type="string" calcext:value-type="string">
            <text:p>HZ filter target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A3]/[.B3])*[.C3]" office:value-type="float" office:value="32000000" calcext:value-type="float">
            <text:p>32000000</text:p>
          </table:table-cell>
          <table:table-cell office:value-type="float" office:value="4096" calcext:value-type="float">
            <text:p>4096</text:p>
          </table:table-cell>
          <table:table-cell table:formula="of:=[.D3]/[.E3]" office:value-type="float" office:value="7812.5" calcext:value-type="float">
            <text:p>7812.5</text:p>
          </table:table-cell>
          <table:table-cell office:value-type="float" office:value="64" calcext:value-type="float">
            <text:p>64</text:p>
          </table:table-cell>
          <table:table-cell table:formula="of:=[.F3]/[.G3]" office:value-type="float" office:value="122.0703125" calcext:value-type="float">
            <text:p>122.0703125</text:p>
          </table:table-cell>
        </table:table-row>
        <table:table-row table:style-name="ro1">
          <table:table-cell office:value-type="string" calcext:value-type="string">
            <text:p>Time Constant estimator for generating dac sign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24 Valu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c given C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10" office:value-type="float" office:value="100" calcext:value-type="float">
            <text:p>100</text:p>
          </table:table-cell>
          <table:table-cell table:formula="of:=1/(2*PI()*[.B8]*[.$A$6])" office:value-type="float" office:value="1591.54943091895" calcext:value-type="float">
            <text:p>1591.549430918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]*10" office:value-type="float" office:value="110" calcext:value-type="float">
            <text:p>110</text:p>
          </table:table-cell>
          <table:table-cell table:formula="of:=1/(2*PI()*[.B9]*[.$A$6])" office:value-type="float" office:value="1446.86311901723" calcext:value-type="float">
            <text:p>1446.863119017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]*10" office:value-type="float" office:value="120" calcext:value-type="float">
            <text:p>120</text:p>
          </table:table-cell>
          <table:table-cell table:formula="of:=1/(2*PI()*[.B10]*[.$A$6])" office:value-type="float" office:value="1326.29119243246" calcext:value-type="float">
            <text:p>1326.291192432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]*10" office:value-type="float" office:value="130" calcext:value-type="float">
            <text:p>130</text:p>
          </table:table-cell>
          <table:table-cell table:formula="of:=1/(2*PI()*[.B11]*[.$A$6])" office:value-type="float" office:value="1224.26879301458" calcext:value-type="float">
            <text:p>1224.2687930145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*10" office:value-type="float" office:value="150" calcext:value-type="float">
            <text:p>150</text:p>
          </table:table-cell>
          <table:table-cell table:formula="of:=1/(2*PI()*[.B12]*[.$A$6])" office:value-type="float" office:value="1061.03295394597" calcext:value-type="float">
            <text:p>1061.032953945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*10" office:value-type="float" office:value="160" calcext:value-type="float">
            <text:p>160</text:p>
          </table:table-cell>
          <table:table-cell table:formula="of:=1/(2*PI()*[.B13]*[.$A$6])" office:value-type="float" office:value="994.718394324346" calcext:value-type="float">
            <text:p>994.71839432434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]*10" office:value-type="float" office:value="180" calcext:value-type="float">
            <text:p>180</text:p>
          </table:table-cell>
          <table:table-cell table:formula="of:=1/(2*PI()*[.B14]*[.$A$6])" office:value-type="float" office:value="884.194128288308" calcext:value-type="float">
            <text:p>884.19412828830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]*10" office:value-type="float" office:value="200" calcext:value-type="float">
            <text:p>200</text:p>
          </table:table-cell>
          <table:table-cell table:formula="of:=1/(2*PI()*[.B15]*[.$A$6])" office:value-type="float" office:value="795.774715459477" calcext:value-type="float">
            <text:p>795.7747154594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]*10" office:value-type="float" office:value="220" calcext:value-type="float">
            <text:p>220</text:p>
          </table:table-cell>
          <table:table-cell table:formula="of:=1/(2*PI()*[.B16]*[.$A$6])" office:value-type="float" office:value="723.431559508615" calcext:value-type="float">
            <text:p>723.43155950861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7]*10" office:value-type="float" office:value="240" calcext:value-type="float">
            <text:p>240</text:p>
          </table:table-cell>
          <table:table-cell table:formula="of:=1/(2*PI()*[.B17]*[.$A$6])" office:value-type="float" office:value="663.145596216231" calcext:value-type="float">
            <text:p>663.14559621623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8]*10" office:value-type="float" office:value="270" calcext:value-type="float">
            <text:p>270</text:p>
          </table:table-cell>
          <table:table-cell table:formula="of:=1/(2*PI()*[.B18]*[.$A$6])" office:value-type="float" office:value="589.462752192205" calcext:value-type="float">
            <text:p>589.4627521922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9]*10" office:value-type="float" office:value="300" calcext:value-type="float">
            <text:p>300</text:p>
          </table:table-cell>
          <table:table-cell table:formula="of:=1/(2*PI()*[.B19]*[.$A$6])" office:value-type="float" office:value="530.516476972985" calcext:value-type="float">
            <text:p>530.51647697298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0]*10" office:value-type="float" office:value="330" calcext:value-type="float">
            <text:p>330</text:p>
          </table:table-cell>
          <table:table-cell table:formula="of:=1/(2*PI()*[.B20]*[.$A$6])" office:value-type="float" office:value="482.287706339077" calcext:value-type="float">
            <text:p>482.28770633907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1]*10" office:value-type="float" office:value="360" calcext:value-type="float">
            <text:p>360</text:p>
          </table:table-cell>
          <table:table-cell table:formula="of:=1/(2*PI()*[.B21]*[.$A$6])" office:value-type="float" office:value="442.097064144154" calcext:value-type="float">
            <text:p>442.09706414415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2]*10" office:value-type="float" office:value="390" calcext:value-type="float">
            <text:p>390</text:p>
          </table:table-cell>
          <table:table-cell table:formula="of:=1/(2*PI()*[.B22]*[.$A$6])" office:value-type="float" office:value="408.089597671527" calcext:value-type="float">
            <text:p>408.08959767152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3]*10" office:value-type="float" office:value="430" calcext:value-type="float">
            <text:p>430</text:p>
          </table:table-cell>
          <table:table-cell table:formula="of:=1/(2*PI()*[.B23]*[.$A$6])" office:value-type="float" office:value="370.127774632315" calcext:value-type="float">
            <text:p>370.12777463231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24]*10" office:value-type="float" office:value="470" calcext:value-type="float">
            <text:p>470</text:p>
          </table:table-cell>
          <table:table-cell table:formula="of:=1/(2*PI()*[.B24]*[.$A$6])" office:value-type="float" office:value="338.627538493394" calcext:value-type="float">
            <text:p>338.62753849339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5]*10" office:value-type="float" office:value="510" calcext:value-type="float">
            <text:p>510</text:p>
          </table:table-cell>
          <table:table-cell table:formula="of:=1/(2*PI()*[.B25]*[.$A$6])" office:value-type="float" office:value="312.068515866461" calcext:value-type="float">
            <text:p>312.06851586646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26]*10" office:value-type="float" office:value="560" calcext:value-type="float">
            <text:p>560</text:p>
          </table:table-cell>
          <table:table-cell table:formula="of:=1/(2*PI()*[.B26]*[.$A$6])" office:value-type="float" office:value="284.205255521242" calcext:value-type="float">
            <text:p>284.20525552124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27]*10" office:value-type="float" office:value="620" calcext:value-type="float">
            <text:p>620</text:p>
          </table:table-cell>
          <table:table-cell table:formula="of:=1/(2*PI()*[.B27]*[.$A$6])" office:value-type="float" office:value="256.70152111596" calcext:value-type="float">
            <text:p>256.7015211159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28]*10" office:value-type="float" office:value="680" calcext:value-type="float">
            <text:p>680</text:p>
          </table:table-cell>
          <table:table-cell table:formula="of:=1/(2*PI()*[.B28]*[.$A$6])" office:value-type="float" office:value="234.051386899846" calcext:value-type="float">
            <text:p>234.05138689984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9]*10" office:value-type="float" office:value="750" calcext:value-type="float">
            <text:p>750</text:p>
          </table:table-cell>
          <table:table-cell table:formula="of:=1/(2*PI()*[.B29]*[.$A$6])" office:value-type="float" office:value="212.206590789194" calcext:value-type="float">
            <text:p>212.20659078919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30]*10" office:value-type="float" office:value="820" calcext:value-type="float">
            <text:p>820</text:p>
          </table:table-cell>
          <table:table-cell table:formula="of:=1/(2*PI()*[.B30]*[.$A$6])" office:value-type="float" office:value="194.091394014507" calcext:value-type="float">
            <text:p>194.0913940145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31]*10" office:value-type="float" office:value="910" calcext:value-type="float">
            <text:p>910</text:p>
          </table:table-cell>
          <table:table-cell table:formula="of:=1/(2*PI()*[.B31]*[.$A$6])" office:value-type="float" office:value="174.895541859226" calcext:value-type="float">
            <text:p>174.895541859226</text:p>
          </table:table-cell>
          <table:table-cell table:number-columns-repeated="5"/>
        </table:table-row>
        <table:table-row table:style-name="ro1">
          <table:table-cell/>
          <table:table-cell table:formula="of:=[.A8]*100" office:value-type="float" office:value="1000" calcext:value-type="float">
            <text:p>1000</text:p>
          </table:table-cell>
          <table:table-cell table:formula="of:=1/(2*PI()*[.B32]*[.$A$6])" office:value-type="float" office:value="159.154943091895" calcext:value-type="float">
            <text:p>159.154943091895</text:p>
          </table:table-cell>
          <table:table-cell table:number-columns-repeated="5"/>
        </table:table-row>
        <table:table-row table:style-name="ro1">
          <table:table-cell/>
          <table:table-cell table:formula="of:=[.A9]*100" office:value-type="float" office:value="1100" calcext:value-type="float">
            <text:p>1100</text:p>
          </table:table-cell>
          <table:table-cell table:formula="of:=1/(2*PI()*[.B33]*[.$A$6])" office:value-type="float" office:value="144.686311901723" calcext:value-type="float">
            <text:p>144.686311901723</text:p>
          </table:table-cell>
          <table:table-cell table:number-columns-repeated="5"/>
        </table:table-row>
        <table:table-row table:style-name="ro1">
          <table:table-cell/>
          <table:table-cell table:formula="of:=[.A10]*100" office:value-type="float" office:value="1200" calcext:value-type="float">
            <text:p>1200</text:p>
          </table:table-cell>
          <table:table-cell table:formula="of:=1/(2*PI()*[.B34]*[.$A$6])" office:value-type="float" office:value="132.629119243246" calcext:value-type="float">
            <text:p>132.629119243246</text:p>
          </table:table-cell>
          <table:table-cell table:number-columns-repeated="5"/>
        </table:table-row>
        <table:table-row table:style-name="ro1">
          <table:table-cell/>
          <table:table-cell table:formula="of:=[.A11]*100" office:value-type="float" office:value="1300" calcext:value-type="float">
            <text:p>1300</text:p>
          </table:table-cell>
          <table:table-cell table:formula="of:=1/(2*PI()*[.B35]*[.$A$6])" office:value-type="float" office:value="122.426879301458" calcext:value-type="float">
            <text:p>122.426879301458</text:p>
          </table:table-cell>
          <table:table-cell table:number-columns-repeated="5"/>
        </table:table-row>
        <table:table-row table:style-name="ro1">
          <table:table-cell/>
          <table:table-cell table:formula="of:=[.A12]*100" office:value-type="float" office:value="1500" calcext:value-type="float">
            <text:p>1500</text:p>
          </table:table-cell>
          <table:table-cell table:formula="of:=1/(2*PI()*[.B36]*[.$A$6])" office:value-type="float" office:value="106.103295394597" calcext:value-type="float">
            <text:p>106.103295394597</text:p>
          </table:table-cell>
          <table:table-cell office:value-type="string" calcext:value-type="string">
            <text:p>Select this ←</text:p>
          </table:table-cell>
          <table:table-cell office:value-type="string" calcext:value-type="string">
            <text:p>gives us 100 times a second voltage and current updates &amp; is nice value</text:p>
          </table:table-cell>
          <table:table-cell table:number-columns-repeated="3"/>
        </table:table-row>
        <table:table-row table:style-name="ro1">
          <table:table-cell/>
          <table:table-cell table:formula="of:=[.A13]*100" office:value-type="float" office:value="1600" calcext:value-type="float">
            <text:p>1600</text:p>
          </table:table-cell>
          <table:table-cell table:formula="of:=1/(2*PI()*[.B37]*[.$A$6])" office:value-type="float" office:value="99.4718394324346" calcext:value-type="float">
            <text:p>99.4718394324346</text:p>
          </table:table-cell>
          <table:table-cell table:number-columns-repeated="5"/>
        </table:table-row>
        <table:table-row table:style-name="ro1">
          <table:table-cell/>
          <table:table-cell table:formula="of:=[.A14]*100" office:value-type="float" office:value="1800" calcext:value-type="float">
            <text:p>1800</text:p>
          </table:table-cell>
          <table:table-cell table:formula="of:=1/(2*PI()*[.B38]*[.$A$6])" office:value-type="float" office:value="88.4194128288307" calcext:value-type="float">
            <text:p>88.4194128288307</text:p>
          </table:table-cell>
          <table:table-cell table:number-columns-repeated="5"/>
        </table:table-row>
        <table:table-row table:style-name="ro1">
          <table:table-cell/>
          <table:table-cell table:formula="of:=[.A15]*100" office:value-type="float" office:value="2000" calcext:value-type="float">
            <text:p>2000</text:p>
          </table:table-cell>
          <table:table-cell table:formula="of:=1/(2*PI()*[.B39]*[.$A$6])" office:value-type="float" office:value="79.5774715459477" calcext:value-type="float">
            <text:p>79.5774715459477</text:p>
          </table:table-cell>
          <table:table-cell table:number-columns-repeated="5"/>
        </table:table-row>
        <table:table-row table:style-name="ro1">
          <table:table-cell/>
          <table:table-cell table:formula="of:=[.A16]*100" office:value-type="float" office:value="2200" calcext:value-type="float">
            <text:p>2200</text:p>
          </table:table-cell>
          <table:table-cell table:formula="of:=1/(2*PI()*[.B40]*[.$A$6])" office:value-type="float" office:value="72.3431559508615" calcext:value-type="float">
            <text:p>72.3431559508615</text:p>
          </table:table-cell>
          <table:table-cell table:number-columns-repeated="5"/>
        </table:table-row>
        <table:table-row table:style-name="ro1">
          <table:table-cell/>
          <table:table-cell table:formula="of:=[.A17]*100" office:value-type="float" office:value="2400" calcext:value-type="float">
            <text:p>2400</text:p>
          </table:table-cell>
          <table:table-cell table:formula="of:=1/(2*PI()*[.B41]*[.$A$6])" office:value-type="float" office:value="66.3145596216231" calcext:value-type="float">
            <text:p>66.3145596216231</text:p>
          </table:table-cell>
          <table:table-cell table:number-columns-repeated="5"/>
        </table:table-row>
        <table:table-row table:style-name="ro1">
          <table:table-cell/>
          <table:table-cell table:formula="of:=[.A18]*100" office:value-type="float" office:value="2700" calcext:value-type="float">
            <text:p>2700</text:p>
          </table:table-cell>
          <table:table-cell table:formula="of:=1/(2*PI()*[.B42]*[.$A$6])" office:value-type="float" office:value="58.9462752192205" calcext:value-type="float">
            <text:p>58.9462752192205</text:p>
          </table:table-cell>
          <table:table-cell table:number-columns-repeated="5"/>
        </table:table-row>
        <table:table-row table:style-name="ro1">
          <table:table-cell/>
          <table:table-cell table:formula="of:=[.A19]*100" office:value-type="float" office:value="3000" calcext:value-type="float">
            <text:p>3000</text:p>
          </table:table-cell>
          <table:table-cell table:formula="of:=1/(2*PI()*[.B43]*[.$A$6])" office:value-type="float" office:value="53.0516476972985" calcext:value-type="float">
            <text:p>53.0516476972985</text:p>
          </table:table-cell>
          <table:table-cell table:number-columns-repeated="5"/>
        </table:table-row>
        <table:table-row table:style-name="ro1">
          <table:table-cell/>
          <table:table-cell table:formula="of:=[.A20]*100" office:value-type="float" office:value="3300" calcext:value-type="float">
            <text:p>3300</text:p>
          </table:table-cell>
          <table:table-cell table:formula="of:=1/(2*PI()*[.B44]*[.$A$6])" office:value-type="float" office:value="48.2287706339077" calcext:value-type="float">
            <text:p>48.2287706339077</text:p>
          </table:table-cell>
          <table:table-cell table:number-columns-repeated="5"/>
        </table:table-row>
        <table:table-row table:style-name="ro1">
          <table:table-cell/>
          <table:table-cell table:formula="of:=[.A21]*100" office:value-type="float" office:value="3600" calcext:value-type="float">
            <text:p>3600</text:p>
          </table:table-cell>
          <table:table-cell table:formula="of:=1/(2*PI()*[.B45]*[.$A$6])" office:value-type="float" office:value="44.2097064144154" calcext:value-type="float">
            <text:p>44.2097064144154</text:p>
          </table:table-cell>
          <table:table-cell table:number-columns-repeated="5"/>
        </table:table-row>
        <table:table-row table:style-name="ro1">
          <table:table-cell/>
          <table:table-cell table:formula="of:=[.A22]*100" office:value-type="float" office:value="3900" calcext:value-type="float">
            <text:p>3900</text:p>
          </table:table-cell>
          <table:table-cell table:formula="of:=1/(2*PI()*[.B46]*[.$A$6])" office:value-type="float" office:value="40.8089597671527" calcext:value-type="float">
            <text:p>40.8089597671527</text:p>
          </table:table-cell>
          <table:table-cell table:number-columns-repeated="5"/>
        </table:table-row>
        <table:table-row table:style-name="ro1">
          <table:table-cell/>
          <table:table-cell table:formula="of:=[.A23]*100" office:value-type="float" office:value="4300" calcext:value-type="float">
            <text:p>4300</text:p>
          </table:table-cell>
          <table:table-cell table:formula="of:=1/(2*PI()*[.B47]*[.$A$6])" office:value-type="float" office:value="37.0127774632315" calcext:value-type="float">
            <text:p>37.0127774632315</text:p>
          </table:table-cell>
          <table:table-cell table:number-columns-repeated="5"/>
        </table:table-row>
        <table:table-row table:style-name="ro1">
          <table:table-cell/>
          <table:table-cell table:formula="of:=[.A24]*100" office:value-type="float" office:value="4700" calcext:value-type="float">
            <text:p>4700</text:p>
          </table:table-cell>
          <table:table-cell table:formula="of:=1/(2*PI()*[.B48]*[.$A$6])" office:value-type="float" office:value="33.8627538493394" calcext:value-type="float">
            <text:p>33.8627538493394</text:p>
          </table:table-cell>
          <table:table-cell table:number-columns-repeated="5"/>
        </table:table-row>
        <table:table-row table:style-name="ro1">
          <table:table-cell/>
          <table:table-cell table:formula="of:=[.A25]*100" office:value-type="float" office:value="5100" calcext:value-type="float">
            <text:p>5100</text:p>
          </table:table-cell>
          <table:table-cell table:formula="of:=1/(2*PI()*[.B49]*[.$A$6])" office:value-type="float" office:value="31.2068515866461" calcext:value-type="float">
            <text:p>31.2068515866461</text:p>
          </table:table-cell>
          <table:table-cell table:number-columns-repeated="5"/>
        </table:table-row>
        <table:table-row table:style-name="ro1">
          <table:table-cell/>
          <table:table-cell table:formula="of:=[.A26]*100" office:value-type="float" office:value="5600" calcext:value-type="float">
            <text:p>5600</text:p>
          </table:table-cell>
          <table:table-cell table:formula="of:=1/(2*PI()*[.B50]*[.$A$6])" office:value-type="float" office:value="28.4205255521242" calcext:value-type="float">
            <text:p>28.4205255521242</text:p>
          </table:table-cell>
          <table:table-cell table:number-columns-repeated="5"/>
        </table:table-row>
        <table:table-row table:style-name="ro1">
          <table:table-cell/>
          <table:table-cell table:formula="of:=[.A27]*100" office:value-type="float" office:value="6200" calcext:value-type="float">
            <text:p>6200</text:p>
          </table:table-cell>
          <table:table-cell table:formula="of:=1/(2*PI()*[.B51]*[.$A$6])" office:value-type="float" office:value="25.670152111596" calcext:value-type="float">
            <text:p>25.670152111596</text:p>
          </table:table-cell>
          <table:table-cell table:number-columns-repeated="5"/>
        </table:table-row>
        <table:table-row table:style-name="ro1">
          <table:table-cell/>
          <table:table-cell table:formula="of:=[.A28]*100" office:value-type="float" office:value="6800" calcext:value-type="float">
            <text:p>6800</text:p>
          </table:table-cell>
          <table:table-cell table:formula="of:=1/(2*PI()*[.B52]*[.$A$6])" office:value-type="float" office:value="23.4051386899846" calcext:value-type="float">
            <text:p>23.4051386899846</text:p>
          </table:table-cell>
          <table:table-cell table:number-columns-repeated="5"/>
        </table:table-row>
        <table:table-row table:style-name="ro1">
          <table:table-cell/>
          <table:table-cell table:formula="of:=[.A29]*100" office:value-type="float" office:value="7500" calcext:value-type="float">
            <text:p>7500</text:p>
          </table:table-cell>
          <table:table-cell table:formula="of:=1/(2*PI()*[.B53]*[.$A$6])" office:value-type="float" office:value="21.2206590789194" calcext:value-type="float">
            <text:p>21.2206590789194</text:p>
          </table:table-cell>
          <table:table-cell table:number-columns-repeated="5"/>
        </table:table-row>
        <table:table-row table:style-name="ro1">
          <table:table-cell/>
          <table:table-cell table:formula="of:=[.A30]*100" office:value-type="float" office:value="8200" calcext:value-type="float">
            <text:p>8200</text:p>
          </table:table-cell>
          <table:table-cell table:formula="of:=1/(2*PI()*[.B54]*[.$A$6])" office:value-type="float" office:value="19.4091394014507" calcext:value-type="float">
            <text:p>19.4091394014507</text:p>
          </table:table-cell>
          <table:table-cell table:number-columns-repeated="5"/>
        </table:table-row>
        <table:table-row table:style-name="ro1">
          <table:table-cell/>
          <table:table-cell table:formula="of:=[.A31]*100" office:value-type="float" office:value="9100" calcext:value-type="float">
            <text:p>9100</text:p>
          </table:table-cell>
          <table:table-cell table:formula="of:=1/(2*PI()*[.B55]*[.$A$6])" office:value-type="float" office:value="17.4895541859226" calcext:value-type="float">
            <text:p>17.48955418592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1:24:26.755220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0:16:27.045693756</meta:creation-date>
    <dc:date>2018-09-19T11:42:36.460749332</dc:date>
    <meta:editing-duration>PT29M20S</meta:editing-duration>
    <meta:editing-cycles>5</meta:editing-cycles>
    <meta:generator>LibreOffice/6.0.5.2$Linux_X86_64 LibreOffice_project/00m0$Build-2</meta:generator>
    <meta:document-statistic meta:table-count="1" meta:cell-count="145" meta:object-count="0"/>
  </office:meta>
</office:document-meta>
</file>